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.0547in" fo:text-align="center" style:justify-single-word="false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.0992in" fo:text-align="center" style:justify-single-word="false" fo:text-indent="0in" style:auto-text-indent="false"/>
      <style:text-properties fo:font-size="14pt" fo:language="be" fo:country="BY" style:font-size-asian="14pt" style:font-size-complex="14pt"/>
    </style:style>
    <style:style style:name="P4" style:family="paragraph" style:parent-style-name="Standard">
      <style:paragraph-properties fo:margin-left="0in" fo:margin-right="0.0992in" fo:line-height="85%" fo:text-align="center" style:justify-single-word="false" fo:text-indent="0in" style:auto-text-indent="false"/>
      <style:text-properties fo:font-size="10pt" fo:language="be" fo:country="BY" style:font-size-asian="10pt" style:font-size-complex="10pt"/>
    </style:style>
    <style:style style:name="P5" style:family="paragraph" style:parent-style-name="Standard">
      <style:paragraph-properties fo:line-height="0.1665in" fo:text-align="center" style:justify-single-word="false"/>
      <style:text-properties fo:font-size="11pt" style:font-size-asian="11pt"/>
    </style:style>
    <style:style style:name="P6" style:family="paragraph" style:parent-style-name="Standard">
      <style:paragraph-properties fo:margin-left="3.9374in" fo:margin-right="0in" fo:text-align="justify" style:justify-single-word="false" fo:text-indent="0in" style:auto-text-indent="false"/>
      <style:text-properties fo:font-size="11pt" style:font-size-asian="11pt"/>
    </style:style>
    <style:style style:name="P7" style:family="paragraph" style:parent-style-name="Standard">
      <style:paragraph-properties fo:margin-left="3.7409in" fo:margin-right="0in" fo:text-align="justify" style:justify-single-word="false" fo:text-indent="0in" style:auto-text-indent="false">
        <style:tab-stops>
          <style:tab-stop style:position="6.4972in" style:type="center"/>
        </style:tab-stops>
      </style:paragraph-properties>
      <style:text-properties fo:font-size="11pt" style:font-size-asian="11pt"/>
    </style:style>
    <style:style style:name="P8" style:family="paragraph" style:parent-style-name="Standard">
      <style:paragraph-properties fo:margin-left="3.7409in" fo:margin-right="0in" fo:text-align="justify" style:justify-single-word="false" fo:text-indent="0in" style:auto-text-indent="false">
        <style:tab-stops>
          <style:tab-stop style:position="4.922in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 fo:margin-left="0in" fo:margin-right="0in" fo:text-indent="3.8398in" style:auto-text-indent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 fo:margin-left="0in" fo:margin-right="0in" fo:text-indent="2.8547in" style:auto-text-indent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P12" style:family="paragraph" style:parent-style-name="Standard">
      <style:paragraph-properties fo:margin-left="0in" fo:margin-right="0in" fo:text-indent="3.15in" style:auto-text-indent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P14" style:family="paragraph" style:parent-style-name="Standard">
      <style:paragraph-properties fo:line-height="0.222in" fo:text-align="justify" style:justify-single-word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P15" style:family="paragraph" style:parent-style-name="Text_20_body">
      <style:paragraph-properties fo:line-height="0.222in"/>
      <style:text-properties fo:font-size="11pt" fo:font-style="normal" style:font-size-asian="11pt" style:font-style-asian="normal" style:font-size-complex="11pt"/>
    </style:style>
    <style:style style:name="P16" style:family="paragraph" style:parent-style-name="Standard">
      <style:paragraph-properties fo:margin-left="3.7409in" fo:margin-right="0in" fo:text-align="justify" style:justify-single-word="false" fo:text-indent="0in" style:auto-text-indent="false">
        <style:tab-stops>
          <style:tab-stop style:position="4.922in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5.5126in" style:type="center"/>
        </style:tab-stops>
      </style:paragraph-properties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Standard">
      <style:paragraph-properties>
        <style:tab-stops>
          <style:tab-stop style:position="5.5126in" style:type="center"/>
        </style:tab-stops>
      </style:paragraph-properties>
    </style:style>
    <style:style style:name="P20" style:family="paragraph" style:parent-style-name="Standard">
      <style:paragraph-properties fo:text-align="center" style:justify-single-word="false">
        <style:tab-stops>
          <style:tab-stop style:position="5.5126in" style:type="center"/>
        </style:tab-stops>
      </style:paragraph-properties>
      <style:text-properties style:text-position="45% 100%" fo:font-size="11pt" fo:letter-spacing="0.0138in" fo:font-weight="bold" style:font-size-asian="11pt" style:font-weight-asian="bold"/>
    </style:style>
    <style:style style:name="P21" style:family="paragraph" style:parent-style-name="Standard">
      <style:paragraph-properties fo:text-align="end" style:justify-single-word="false">
        <style:tab-stops>
          <style:tab-stop style:position="5.5126in" style:type="center"/>
        </style:tab-stops>
      </style:paragraph-properties>
    </style:style>
    <style:style style:name="P22" style:family="paragraph" style:parent-style-name="Standard">
      <style:paragraph-properties fo:line-height="0.222in">
        <style:tab-stops>
          <style:tab-stop style:position="5.5126in" style:type="center"/>
        </style:tab-stops>
      </style:paragraph-properties>
    </style:style>
    <style:style style:name="P23" style:family="paragraph" style:parent-style-name="Text_20_body">
      <style:paragraph-properties fo:line-height="0.222in" fo:text-align="justify" style:justify-single-word="false"/>
    </style:style>
    <style:style style:name="P24" style:family="paragraph" style:parent-style-name="Text_20_body">
      <style:paragraph-properties fo:line-height="0.222in"/>
    </style:style>
    <style:style style:name="P25" style:family="paragraph" style:parent-style-name="Text_20_body">
      <style:paragraph-properties fo:margin-left="3.7409in" fo:margin-right="0in" fo:line-height="150%" fo:text-indent="0in" style:auto-text-indent="false">
        <style:tab-stops>
          <style:tab-stop style:position="6.0047in" style:type="center"/>
        </style:tab-stops>
      </style:paragraph-properties>
    </style:style>
    <style:style style:name="P26" style:family="paragraph" style:parent-style-name="Text_20_body">
      <style:paragraph-properties fo:line-height="0.222in"/>
      <style:text-properties fo:font-style="normal" style:font-style-asian="normal"/>
    </style:style>
    <style:style style:name="P27" style:family="paragraph" style:parent-style-name="Text_20_body">
      <style:paragraph-properties fo:line-height="0.222in" fo:text-align="justify" style:justify-single-word="false"/>
      <style:text-properties fo:font-style="normal" style:font-style-asian="normal"/>
    </style:style>
    <style:style style:name="P28" style:family="paragraph" style:parent-style-name="Text_20_body">
      <style:paragraph-properties fo:margin-left="0in" fo:margin-right="0in" fo:line-height="0.222in" fo:text-align="justify" style:justify-single-word="false" fo:text-indent="0.2957in" style:auto-text-indent="false"/>
      <style:text-properties fo:font-style="normal" style:font-style-asian="norm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5.5126in" style:type="center"/>
        </style:tab-stops>
      </style:paragraph-properties>
      <style:text-properties style:text-position="41% 100%" fo:letter-spacing="0.0138in" fo:font-weight="bold" style:font-weight-asian="bold"/>
    </style:style>
    <style:style style:name="P30" style:family="paragraph" style:parent-style-name="Heading_20_1">
      <style:paragraph-properties fo:text-align="center" style:justify-single-word="false"/>
      <style:text-properties style:text-position="35% 100%" fo:font-style="italic" style:font-style-asian="italic"/>
    </style:style>
    <style:style style:name="P31" style:family="paragraph" style:parent-style-name="Heading_20_1">
      <style:paragraph-properties fo:text-align="center" style:justify-single-word="false"/>
      <style:text-properties style:text-position="35% 100%" fo:font-weight="bold" style:font-weight-asian="bold"/>
    </style:style>
    <style:style style:name="P32" style:family="paragraph" style:parent-style-name="Standard">
      <style:paragraph-properties fo:text-align="justify" style:justify-single-word="false">
        <style:tab-stops>
          <style:tab-stop style:position="5.5126in" style:type="center"/>
        </style:tab-stops>
      </style:paragraph-properties>
      <style:text-properties fo:font-size="11pt" officeooo:paragraph-rsid="000a3b00" style:font-size-asian="11pt"/>
    </style:style>
    <style:style style:name="P33" style:family="paragraph" style:parent-style-name="Standard">
      <style:paragraph-properties fo:line-height="0.222in" fo:text-align="justify" style:justify-single-word="false">
        <style:tab-stops>
          <style:tab-stop style:position="5.5126in" style:type="center"/>
        </style:tab-stops>
      </style:paragraph-properties>
      <style:text-properties fo:font-size="11pt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046ba4" style:font-size-asian="11pt"/>
    </style:style>
    <style:style style:name="T3" style:family="text">
      <style:text-properties fo:font-size="11pt" officeooo:rsid="0006ad5d" style:font-size-asian="11pt"/>
    </style:style>
    <style:style style:name="T4" style:family="text">
      <style:text-properties fo:font-size="11pt" officeooo:rsid="000afda4" style:font-size-asian="11pt"/>
    </style:style>
    <style:style style:name="T5" style:family="text">
      <style:text-properties fo:font-size="11pt" fo:language="en" fo:country="US" style:font-size-asian="11pt"/>
    </style:style>
    <style:style style:name="T6" style:family="text">
      <style:text-properties fo:font-size="11pt" style:text-underline-style="solid" style:text-underline-width="auto" style:text-underline-color="font-color" style:font-size-asian="11pt"/>
    </style:style>
    <style:style style:name="T7" style:family="text">
      <style:text-properties fo:font-size="11pt" style:text-underline-style="solid" style:text-underline-width="auto" style:text-underline-color="font-color" officeooo:rsid="00046ba4" style:font-size-asian="11pt"/>
    </style:style>
    <style:style style:name="T8" style:family="text">
      <style:text-properties fo:font-size="11pt" style:text-underline-style="solid" style:text-underline-width="auto" style:text-underline-color="font-color" officeooo:rsid="0006ad5d" style:font-size-asian="11pt"/>
    </style:style>
    <style:style style:name="T9" style:family="text">
      <style:text-properties fo:font-size="11pt" style:text-underline-style="solid" style:text-underline-width="auto" style:text-underline-color="font-color" officeooo:rsid="000afda4" style:font-size-asian="11pt"/>
    </style:style>
    <style:style style:name="T10" style:family="text">
      <style:text-properties fo:language="en" fo:country="US" fo:font-style="normal" style:font-style-asian="normal"/>
    </style:style>
    <style:style style:name="T11" style:family="text">
      <style:text-properties fo:language="en" fo:country="US" fo:font-style="normal" style:text-underline-style="solid" style:text-underline-width="auto" style:text-underline-color="font-color" style:font-style-asian="normal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font-style="normal" style:font-style-asian="normal"/>
    </style:style>
    <style:style style:name="T14" style:family="text">
      <style:text-properties fo:font-style="normal" officeooo:rsid="00046ba4" style:font-style-asian="normal"/>
    </style:style>
    <style:style style:name="T15" style:family="text">
      <style:text-properties fo:font-style="normal" officeooo:rsid="0004ea9d" style:font-style-asian="normal"/>
    </style:style>
    <style:style style:name="T16" style:family="text">
      <style:text-properties fo:font-style="normal" officeooo:rsid="0006ad5d" style:font-style-asian="normal"/>
    </style:style>
    <style:style style:name="T17" style:family="text">
      <style:text-properties fo:font-style="normal" style:text-underline-style="solid" style:text-underline-width="auto" style:text-underline-color="font-color" style:font-style-asian="normal"/>
    </style:style>
    <style:style style:name="T18" style:family="text">
      <style:text-properties fo:font-style="normal" style:text-underline-style="solid" style:text-underline-width="auto" style:text-underline-color="font-color" officeooo:rsid="00046ba4" style:font-style-asian="normal"/>
    </style:style>
    <style:style style:name="T19" style:family="text">
      <style:text-properties fo:font-style="normal" style:text-underline-style="solid" style:text-underline-width="auto" style:text-underline-color="font-color" officeooo:rsid="0006ad5d" style:font-style-asian="normal"/>
    </style:style>
    <style:style style:name="T20" style:family="text">
      <style:text-properties fo:font-style="normal" style:text-underline-style="solid" style:text-underline-width="auto" style:text-underline-color="font-color" officeooo:rsid="00088ed4" style:font-style-asian="normal"/>
    </style:style>
    <style:style style:name="T21" style:family="text">
      <style:text-properties style:text-position="45% 100%" fo:font-size="11pt" fo:font-weight="bold" style:font-size-asian="11pt" style:font-weight-asian="bold"/>
    </style:style>
    <style:style style:name="T22" style:family="text">
      <style:text-properties style:text-position="45% 100%" fo:font-size="11pt" style:font-size-asian="11pt"/>
    </style:style>
    <style:style style:name="T23" style:family="text">
      <style:text-properties style:text-position="45% 100%" fo:font-size="11pt" style:text-underline-style="solid" style:text-underline-width="auto" style:text-underline-color="font-color" officeooo:rsid="00046ba4" style:font-size-asian="11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46ba4"/>
    </style:style>
    <style:style style:name="T26" style:family="text">
      <style:text-properties style:text-underline-style="solid" style:text-underline-width="auto" style:text-underline-color="font-color" officeooo:rsid="0006ad5d"/>
    </style:style>
    <style:style style:name="T27" style:family="text">
      <style:text-properties officeooo:rsid="00046ba4"/>
    </style:style>
    <style:style style:name="T28" style:family="text">
      <style:text-properties officeooo:rsid="0006a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реждение образования</text:p>
      <text:p text:style-name="P2">«Белорусский государственный университет информатики <text:line-break/>и радиоэлектроники»</text:p>
      <text:p text:style-name="P4"/>
      <text:p text:style-name="P3">Факультет компьютерных систем и сетей</text:p>
      <text:p text:style-name="P5"><text:s/></text:p>
      <text:p text:style-name="P6"/>
      <text:p text:style-name="P7">УТВЕРЖДАЮ</text:p>
      <text:p text:style-name="P16"><text:span text:style-name="T1">Заведующий кафедрой</text:span><text:span text:style-name="T5"> ЭВМ</text:span></text:p>
      <text:p text:style-name="P8">___________________________________</text:p>
      <text:p text:style-name="P8"><text:s text:c="28"/>(подпись)</text:p>
      <text:p text:style-name="P25"><text:span text:style-name="T13">«______»_______________20</text:span><text:span text:style-name="T10">2</text:span><text:span text:style-name="T13">2 г.</text:span></text:p>
      <text:h text:style-name="P30" text:outline-level="1"/>
      <text:h text:style-name="P31" text:outline-level="1">З А Д А Н И Е</text:h>
      <text:p text:style-name="P29">по курсовому проектированию</text:p>
      <text:p text:style-name="P20"/>
      <text:p text:style-name="P21"><text:span text:style-name="T22">Студенту </text:span><text:span text:style-name="T23">Крачковскому Александру Витальевичу</text:span><text:span text:style-name="T21">_________________</text:span></text:p>
      <text:p text:style-name="P10">(фамилия, имя, отчество)</text:p>
      <text:p text:style-name="P13"/>
      <text:p text:style-name="P22"><text:span text:style-name="T1">1. Тема проекта__</text:span><text:span text:style-name="T7">Микроконтроллерное устройство синхронизированного вывода звуков</text:span><text:span text:style-name="T1">___</text:span><text:span text:style-name="T2">_____</text:span></text:p>
      <text:p text:style-name="P14">_____________________________________________________________________________________</text:p>
      <text:p text:style-name="P14">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9"/>
      <text:p text:style-name="P17"><text:span text:style-name="T1">2. Срок</text:span><text:span text:style-name="T5"> </text:span><text:span text:style-name="T1">сдачи</text:span><text:span text:style-name="T5"> </text:span><text:span text:style-name="T1">студентом</text:span><text:span text:style-name="T5"> </text:span><text:span text:style-name="T1">законченного проекта_</text:span><text:span text:style-name="T6">с 25.11.2022 по 28.11.2022</text:span><text:span text:style-name="T1">____________________</text:span><text:span text:style-name="T3">_</text:span></text:p>
      <text:p text:style-name="P9"/>
      <text:p text:style-name="P22">3. Исходные данные к проекту:</text:p>
      <text:p text:style-name="Standard"><text:span text:style-name="T4">1</text:span><text:span text:style-name="T1">. </text:span><text:span text:style-name="T8">Орган управление – </text:span><text:span text:style-name="T9">клавиатура 16 клавиш</text:span><text:span text:style-name="T8">, подсветка нажатой клавиши</text:span><text:span text:style-name="T1">_____________________</text:span></text:p>
      <text:p text:style-name="Standard"><text:span text:style-name="T4">2</text:span><text:span text:style-name="T1">. </text:span><text:span text:style-name="T8">Цифроаналоговый преобразователь – интерфейс передачи I2S, напряжение питания 3,3 В, разрядность не менее 12 бит</text:span><text:span text:style-name="T3">_</text:span><text:span text:style-name="T1">___________________________________________________________</text:span></text:p>
      <text:p text:style-name="Standard"><text:span text:style-name="T4">3</text:span><text:span text:style-name="T1">. </text:span><text:span text:style-name="T9">Считыватель</text:span><text:span text:style-name="T8"> карт памяти – поддержка карт памяти размером 2 Гб, напряжение питания 3,3 В, поддержка файловой системы FAT32</text:span><text:span text:style-name="T1">____________________________________________________</text:span></text:p>
      <text:p text:style-name="P18"><text:span text:style-name="T13">4. Содержание расч</text:span><text:span text:style-name="T14">ё</text:span><text:span text:style-name="T13">тно-пояснительной записки (перечень подлежащих разработке вопросов)</text:span></text:p>
      <text:p text:style-name="Standard"><text:span text:style-name="T24">Введение</text:span>____________________________________________________________________<text:span text:style-name="T28">_</text:span></text:p>
      <text:p text:style-name="Standard"><text:span text:style-name="T24">1.Обзор литературы по теме проекта.</text:span>____________________________________________<text:span text:style-name="T28">__</text:span></text:p>
      <text:p text:style-name="Standard"><text:span text:style-name="T24">2.Разработка структуры </text:span><text:span text:style-name="T25">микроконтроллерного устройства синхронизированного вывода звуков</text:span>_________________________<text:span text:style-name="T27">_____________________________________________</text:span><text:span text:style-name="T28">__</text:span></text:p>
      <text:p text:style-name="Standard"><text:span text:style-name="T24">3.Обоснование выбора узлов, элементов функциональной схемы </text:span><text:span text:style-name="T25">микроконтроллерного</text:span><text:span text:style-name="T26">___</text:span><text:span text:style-name="T25"> устройства синхронизированного вывода звуков</text:span>____<text:span text:style-name="T27">______________________________</text:span><text:span text:style-name="T28">__</text:span></text:p>
      <text:p text:style-name="Standard"><text:span text:style-name="T24">4. Разработка принципиальной электрической схемы устройства.</text:span>____________________<text:span text:style-name="T28">__</text:span></text:p>
      <text:p text:style-name="Standard"><text:span text:style-name="T24">5. Разработка программного обеспечения. </text:span>_______________________________________<text:span text:style-name="T28">__</text:span></text:p>
      <text:p text:style-name="Standard"><text:span text:style-name="T24">Заключение.</text:span>_________________________________________________________________<text:span text:style-name="T28">__</text:span></text:p>
      <text:p text:style-name="Standard"><text:span text:style-name="T24">Литература.</text:span>_________________________________________________________________<text:span text:style-name="T28">__</text:span></text:p>
      <text:p text:style-name="Standard">____________________________________________________________________________<text:span text:style-name="T28">_</text:span></text:p>
      <text:p text:style-name="Standard">____________________________________________________________________________<text:span text:style-name="T28">_</text:span></text:p>
      <text:p text:style-name="P14">__________________________________________________________________________________________________________________________________________________________________________</text:p>
      <text:p text:style-name="P32"/>
      <text:p text:style-name="P22"><text:soft-page-break/>5. Перечень графического материала (с точным указанием обязательных чертежей)</text:p>
      <text:p text:style-name="P14"/>
      <text:p text:style-name="P24"><text:span text:style-name="T17">1. Структурная схема устройства (формат А</text:span><text:span text:style-name="T18">4</text:span><text:span text:style-name="T17">)</text:span><text:span text:style-name="T13">_____________________________________</text:span><text:span text:style-name="T16">_</text:span></text:p>
      <text:p text:style-name="P24"><text:span text:style-name="T17">2. Функциональная электрическая схема заданного блока системы (формат А</text:span><text:span text:style-name="T20">4</text:span><text:span text:style-name="T17">)</text:span><text:span text:style-name="T13">________</text:span><text:span text:style-name="T16">__</text:span></text:p>
      <text:p text:style-name="P24"><text:span text:style-name="T17">3. Принципиальная электрическая схема устройства (формат А</text:span><text:span text:style-name="T19">3</text:span><text:span text:style-name="T17">)</text:span><text:span text:style-name="T13">____________________</text:span><text:span text:style-name="T16">__</text:span></text:p>
      <text:p text:style-name="P26">_______________________________________________________________________________________________________________________________________________________________________________________________________________________________________</text:p>
      <text:p text:style-name="P15"/>
      <text:p text:style-name="P24"><text:span text:style-name="T13">6. Консультант по проекту (с назначением разделов проекта)__</text:span><text:span text:style-name="T17">И.Л. Селезнёв</text:span><text:span text:style-name="T13">__________ </text:span></text:p>
      <text:p text:style-name="P2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6"/>
      <text:p text:style-name="P24"><text:span text:style-name="T13">7. Дата выдачи задания _</text:span><text:span text:style-name="T10">___</text:span><text:span text:style-name="T11">0</text:span><text:span text:style-name="T17">2.09.20</text:span><text:span text:style-name="T11">2</text:span><text:span text:style-name="T17">2</text:span><text:span text:style-name="T10">______</text:span><text:span text:style-name="T13">____________________________________</text:span></text:p>
      <text:p text:style-name="P27"/>
      <text:p text:style-name="P23"><text:span text:style-name="T13">8. Календарный график работы над проектом на весь период проектирования (с назначением сроков исполнения и трудо</text:span><text:span text:style-name="T15">ё</text:span><text:span text:style-name="T13">мкости отдельных этапов):</text:span></text:p>
      <text:p text:style-name="P28">разделы 1,2 к 23.09 <text:s/>– <text:s/>20 %;_________________________________________________</text:p>
      <text:p text:style-name="P28">раздел <text:s text:c="3"/>3 <text:s text:c="3"/>к 17.10 <text:s/>– <text:s/>20 %;_________________________________________________</text:p>
      <text:p text:style-name="P28">раздел <text:s text:c="3"/>4 <text:s text:c="3"/>к 04.11 <text:s/>– <text:s/>25 %;_________________________________________________</text:p>
      <text:p text:style-name="P28">раздел <text:s text:c="3"/>5 <text:s text:c="3"/>к 18.11 <text:s/>– <text:s/>20 %;_________________________________________________</text:p>
      <text:p text:style-name="P28">оформление пояснительной записки и графического материала к 24.11 – 15 %;______</text:p>
      <text:p text:style-name="P28">защита курсового проекта с 07.12 по 21.12.____________________________________</text:p>
      <text:p text:style-name="P27"/>
      <text:p text:style-name="P27"/>
      <text:p text:style-name="P21"><text:span text:style-name="T1">РУКОВОДИТЕЛЬ________________________</text:span><text:span text:style-name="T6">доцент </text:span><text:span text:style-name="T24">каф. ЭВМ <text:s/>Селезнёв И.Л.</text:span></text:p>
      <text:p text:style-name="P11">(подпись)</text:p>
      <text:p text:style-name="P9"/>
      <text:p text:style-name="P19">Задание принял к исполнению__<text:span text:style-name="T12">0</text:span><text:span text:style-name="T24">2.09.20</text:span><text:span text:style-name="T12">2</text:span><text:span text:style-name="T24">2</text:span>________________________________________</text:p>
      <text:p text:style-name="P12">(дата и подпись студента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align="center" style:justify-single-word="false" fo:text-indent="0.4925in" style:auto-text-indent="false" fo:keep-with-next="always"/>
      <style:text-properties fo:font-size="14pt" style:text-underline-style="solid" style:text-underline-width="auto" style:text-underline-color="font-color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justify" style:justify-single-word="false" fo:text-indent="0.4925in" style:auto-text-indent="false" fo:keep-with-next="always"/>
      <style:text-properties fo:font-size="14pt" style:font-size-asian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4925in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font-weight="bold" style:font-size-asian="14pt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right">
      <style:page-layout-properties fo:page-width="8.2701in" fo:page-height="11.6902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верка клавиатуры</dc:title>
    <dc:subject/>
    <meta:keyword/>
    <dc:description/>
    <meta:initial-creator>Alexander</meta:initial-creator>
    <meta:creation-date>2014-01-27T19:35:00</meta:creation-date>
    <dc:date>2022-11-06T13:37:00.646206412</dc:date>
    <meta:print-date>2009-09-10T20:03:00</meta:print-date>
    <meta:editing-cycles>87</meta:editing-cycles>
    <meta:editing-duration>PT2H34M26S</meta:editing-duration>
    <meta:generator>LibreOffice/7.3.6.2$Linux_X86_64 LibreOffice_project/30$Build-2</meta:generator>
    <meta:document-statistic meta:table-count="0" meta:image-count="0" meta:object-count="0" meta:page-count="3" meta:paragraph-count="52" meta:word-count="271" meta:character-count="4486" meta:non-whitespace-character-count="4200"/>
  </office:meta>
</office:document-meta>
</file>